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P2" style:parent-style-name="Normal" style:family="paragraph">
      <style:paragraph-properties fo:text-align="center"/>
      <style:text-properties fo:font-size="18pt" style:font-size-asian="18pt" style:font-size-complex="18pt"/>
    </style:style>
    <style:style style:name="T3" style:parent-style-name="DefaultParagraphFont" style:family="text">
      <style:text-properties style:font-name-complex="Arial" fo:background-color="#FFFFFF"/>
    </style:style>
    <style:style style:name="T4" style:parent-style-name="apple-converted-space" style:family="text">
      <style:text-properties style:font-name-complex="Arial" fo:background-color="#FFFFFF"/>
    </style:style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text-properties fo:font-size="12pt" style:font-size-asian="12pt" style:font-size-complex="12pt"/>
    </style:style>
    <style:style style:name="T11" style:parent-style-name="DefaultParagraphFont" style:family="text">
      <style:text-properties fo:language="fr" fo:country="FR"/>
    </style:style>
    <style:style style:name="P12" style:parent-style-name="Normal" style:family="paragraph">
      <style:text-properties fo:language="fr" fo:country="FR"/>
    </style:style>
  </office:automatic-styles>
  <office:body>
    <office:text text:use-soft-page-breaks="true">
      <text:p text:style-name="P1">Cahiers<text:s/>des Charges</text:p>
      <text:p text:style-name="P2"/>
      <text:p text:style-name="Normal"><text:span text:style-name="T3">La Maison des Ligues de Lorraine (M2L) a pour mission de fournir des espaces et des services aux différentes ligues sportives régionales et à d’autres structures hébergées.</text:span><text:span text:style-name="T4"> </text:span></text:p>
      <text:p text:style-name="P5">Suite à la réalisation du site de la Maison des<text:s/>ligues, l’association souhaiterais<text:s/>créer une application web qui comporterais<text:s/>un système de gestion de fourniture<text:s/>pour les membres de la M2L.</text:p>
      <text:p text:style-name="P6">Uniquement les membres de l’association pourront accèder au site avec un identifiant et un mot de passe.<text:s/>L’utilisateur aura son propre espace<text:s/>membre<text:s/>avec lequel il pourra<text:s/>effectuer des commandes en lignes.</text:p>
      <text:p text:style-name="P7">Le site proposera<text:s/>une liste d’articles classés par<text:s/>sous-categories et ranger par categories.<text:s/>Les articles seront mise en lignes depuis un espace administrateur. Dans cette espace administrateur on pourra ajouter, supprimer et modifier les arcticles affichés sur le site.</text:p>
      <text:p text:style-name="P8">Un panier sera mise à disposition pour la commande. Le client pourra supprimer ou ajouter des articles au panier.<text:s/><text:s/></text:p>
      <text:p text:style-name="P9">L’utilisateur aura la possibilité de contacter le service et de modifier ses informations personnelles directement sur le site.<text:s/><text:s/></text:p>
      <text:p text:style-name="P10"/>
      <text:p text:style-name="Normal"><text:span text:style-name="T11"><text:s/></text:span><text:s text:c="6"/></text:p>
      <text:p text:style-name="Normal"/>
      <text:p text:style-name="Normal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apple-converted-space" style:display-name="apple-converted-space" style:family="text" style:parent-style-name="DefaultParagraphFon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arah gumaaa</meta:initial-creator>
    <dc:creator>Sarah gumaaa</dc:creator>
    <meta:creation-date>2016-05-18T20:47:00Z</meta:creation-date>
    <dc:date>2016-05-18T22:59:00Z</dc:date>
    <meta:template xlink:href="Normal.dotm" xlink:type="simple"/>
    <meta:editing-cycles>1</meta:editing-cycles>
    <meta:editing-duration>PT7260S</meta:editing-duration>
    <meta:document-statistic meta:page-count="1" meta:paragraph-count="2" meta:word-count="167" meta:character-count="1118" meta:row-count="7" meta:non-whitespace-character-count="953"/>
  </office:meta>
</office:document-meta>
</file>